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WebHandlerAdapter.cleanupMultipart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WebHandlerAdapter.getLocaleContex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WebHandlerAdapter.isDisconnectedClientError( Throwable 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WebHandlerAdapter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WebHandlerAdapter.getCodecConfigur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WebHandlerAdapter.handleUnresolvedError( ServerWebExchange exchange , Throwable 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HttpWebHandlerAdapter.handle( ServerHttpRequest request , ServerHttp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HttpWebHandlerAdapter.formatHeaders( HttpHeaders responseH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WebHandlerAdapter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WebHandlerAdapter.setLocaleContextResolver( LocaleContex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WebHandlerAdapter.getSess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WebHandlerAdapter.setSessionManager( WebSessionManager sess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WebHandlerAdapter.setCodecConfigurer( ServerCodecConfigurer codecConfigur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WebHandlerAdapter.logResponse( ServerWeb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WebHandlerAdapter.HttpWebHandlerAdapter( WebHandl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WebHandlerAdapter.createExchange(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WebHandlerAdapter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WebHandlerAdapter.getForwardedHeader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WebHandlerAdapter.deletePart( Part p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WebHandlerAdapter.formatRequest( ServerHttp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WebHandlerAdapter.setForwardedHeaderTransformer( ForwardedHeader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